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size="9pt" style:font-size-asian="9pt" style:font-size-complex="9pt"/>
    </style:style>
    <style:style style:name="P2" style:family="paragraph" style:parent-style-name="Standard">
      <style:text-properties fo:font-size="9pt" officeooo:paragraph-rsid="0016b9e6" style:font-size-asian="9pt" style:font-size-complex="9pt"/>
    </style:style>
    <style:style style:name="P3" style:family="paragraph" style:parent-style-name="Standard">
      <style:text-properties fo:font-size="9pt" officeooo:rsid="001d8706" officeooo:paragraph-rsid="001d8706" style:font-size-asian="9pt" style:font-size-complex="9pt"/>
    </style:style>
    <style:style style:name="P4" style:family="paragraph" style:parent-style-name="Standard">
      <style:text-properties officeooo:paragraph-rsid="0016b9e6"/>
    </style:style>
    <style:style style:name="P5" style:family="paragraph" style:parent-style-name="Standard">
      <style:text-properties officeooo:paragraph-rsid="0018663b"/>
    </style:style>
    <style:style style:name="P6" style:family="paragraph" style:parent-style-name="Text_20_body">
      <style:text-properties officeooo:paragraph-rsid="0016b9e6"/>
    </style:style>
    <style:style style:name="P7" style:family="paragraph" style:parent-style-name="Text_20_body">
      <style:text-properties fo:font-size="9pt" officeooo:paragraph-rsid="0016b9e6" style:font-size-asian="9pt" style:font-size-complex="9pt"/>
    </style:style>
    <style:style style:name="P8" style:family="paragraph" style:parent-style-name="Text_20_body">
      <style:text-properties officeooo:rsid="002861ca" officeooo:paragraph-rsid="002861ca"/>
    </style:style>
    <style:style style:name="P9" style:family="paragraph" style:parent-style-name="Preformatted_20_Text">
      <style:text-properties officeooo:paragraph-rsid="0016b9e6"/>
    </style:style>
    <style:style style:name="P10" style:family="paragraph" style:parent-style-name="Preformatted_20_Text">
      <style:paragraph-properties fo:margin-top="0in" fo:margin-bottom="0.1965in" style:contextual-spacing="false"/>
    </style:style>
    <style:style style:name="P11" style:family="paragraph" style:parent-style-name="Preformatted_20_Text">
      <style:paragraph-properties fo:margin-top="0in" fo:margin-bottom="0.1965in" style:contextual-spacing="false"/>
      <style:text-properties officeooo:paragraph-rsid="001d8706"/>
    </style:style>
    <style:style style:name="P12" style:family="paragraph" style:parent-style-name="Text_20_body" style:list-style-name="L1"/>
    <style:style style:name="P13" style:family="paragraph" style:parent-style-name="Text_20_body" style:list-style-name="L2"/>
    <style:style style:name="P14" style:family="paragraph" style:parent-style-name="Text_20_body" style:list-style-name="L3"/>
    <style:style style:name="P15" style:family="paragraph" style:parent-style-name="Text_20_body" style:list-style-name="L4"/>
    <style:style style:name="P16" style:family="paragraph" style:parent-style-name="Text_20_body">
      <style:text-properties officeooo:paragraph-rsid="0016b9e6"/>
    </style:style>
    <style:style style:name="P17" style:family="paragraph" style:parent-style-name="Text_20_body">
      <style:text-properties officeooo:paragraph-rsid="0029bb53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1283cd" style:font-size-asian="9pt" style:font-size-complex="9pt"/>
    </style:style>
    <style:style style:name="T3" style:family="text">
      <style:text-properties fo:font-size="9pt" officeooo:rsid="0018663b" style:font-size-asian="9pt" style:font-size-complex="9pt"/>
    </style:style>
    <style:style style:name="T4" style:family="text">
      <style:text-properties fo:font-size="9pt" officeooo:rsid="0021774a" style:font-size-asian="9pt" style:font-size-complex="9pt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git <text:s/>status</text:p>
      <text:p text:style-name="P11"><text:span text:style-name="Source_20_Text"><text:span text:style-name="T1">git diff HEAD -- readme.txt</text:span></text:span><text:span text:style-name="T1">命令可以查看工作区和版本库里面最新版本的区别</text:span></text:p>
      <text:p text:style-name="P1"/>
      <text:p text:style-name="Standard"><text:span text:style-name="Source_20_Text"><text:span text:style-name="T1">git log</text:span></text:span><text:span text:style-name="T1">命令显示从最近到最远的提交日志</text:span></text:p>
      <text:p text:style-name="Standard"><text:span text:style-name="T1"><text:tab/><text:tab/><text:tab/>加上—</text:span><text:span text:style-name="Source_20_Text"><text:span text:style-name="T1">pretty=oneline</text:span></text:span><text:span text:style-name="T1">参数，显示一行：commit号，附注信息</text:span></text:p>
      <text:p text:style-name="P1"/>
      <text:p text:style-name="Standard"><text:span text:style-name="Source_20_Text"><text:span text:style-name="T1">git reflog</text:span></text:span><text:span text:style-name="T1">用来记录你的每一次命令：</text:span></text:p>
      <text:p text:style-name="Standard">用<text:span text:style-name="Source_20_Text">git log --graph</text:span>命令可以看到分支合并图</text:p>
      <text:p text:style-name="P1"/>
      <text:p text:style-name="Standard"><text:span text:style-name="T1">在Git中，用</text:span><text:span text:style-name="Source_20_Text"><text:span text:style-name="T1">HEAD</text:span></text:span><text:span text:style-name="T1">表示当前版本，HEAD</text:span><text:span text:style-name="T2">^，HEAD^^,HEAD~100,</text:span></text:p>
      <text:p text:style-name="P1"/>
      <text:p text:style-name="P1"><text:span text:style-name="Source_20_Text">git reset</text:span>命令既可以跳转到特定commit版本</text:p>
      <text:p text:style-name="Standard"><text:span text:style-name="Source_20_Text"><text:span text:style-name="T1">git reset --hard HEAD^</text:span></text:span></text:p>
      <text:p text:style-name="P10"><text:span text:style-name="Source_20_Text"><text:span text:style-name="T1">git reset --hard 3628164</text:span></text:span></text:p>
      <text:p text:style-name="P5"><text:span text:style-name="Source_20_Text"><text:span text:style-name="T1">git checkout – readme.txt </text:span></text:span></text:p>
      <text:p text:style-name="P5"><text:span text:style-name="Source_20_Text"><text:span text:style-name="T3"><text:tab/><text:tab/><text:tab/>把工作空间区的修改撤消，回到最近一次git add或git commit 时的状态 </text:span></text:span></text:p>
      <text:p text:style-name="P4"><text:span text:style-name="Source_20_Text"><text:span text:style-name="T1"><text:tab/><text:tab/><text:tab/></text:span></text:span><text:span text:style-name="T1">没有</text:span><text:span text:style-name="Source_20_Text"><text:span text:style-name="T1">--</text:span></text:span><text:span text:style-name="T1">，就变成了“切换到另一个分支”的命令</text:span></text:p>
      <text:p text:style-name="P2"/>
      <text:p text:style-name="P4"><text:span text:style-name="Source_20_Text"><text:span text:style-name="T1">git reset HEAD file</text:span></text:span><text:span text:style-name="T1">可以把暂存区的修改撤销掉（unstage），重新放回工作区</text:span></text:p>
      <text:p text:style-name="P2">实际上</text:p>
      <text:p text:style-name="P9"><text:span text:style-name="Source_20_Text"><text:span text:style-name="T1">git rm test.txt</text:span></text:span><text:span text:style-name="T1">用于删除一个文件</text:span></text:p>
      <text:p text:style-name="P2"/>
      <text:p text:style-name="P2"/>
      <text:p text:style-name="P7">创建SSH Key：</text:p>
      <text:p text:style-name="P10"><text:span text:style-name="Source_20_Text"><text:span text:style-name="T1">ssh-keygen -t rsa -C "youremail@example.com"</text:span></text:span></text:p>
      <text:p text:style-name="P6"><text:span text:style-name="T1">要关联一个远程库，使用命令</text:span><text:span text:style-name="Source_20_Text"><text:span text:style-name="T1">git remote add origin git@server-name:path/repo-name.git</text:span></text:span><text:span text:style-name="T1">；</text:span></text:p>
      <text:p text:style-name="Text_20_body"><text:span text:style-name="T1">关联后，使用命令</text:span><text:span text:style-name="Source_20_Text"><text:span text:style-name="T1">git push -u origin master</text:span></text:span><text:span text:style-name="T1">第一次推送master分支的所有内容；</text:span></text:p>
      <text:p text:style-name="Text_20_body"><text:span text:style-name="T1">此后，每次本地提交后，只要有必要，就可以使用命令</text:span><text:span text:style-name="Source_20_Text"><text:span text:style-name="T1">git push origin master </text:span></text:span><text:span text:style-name="Source_20_Text"><text:span text:style-name="T4">(origin 远程仓库名，master 远程仓库的分支，即默认就推送当前仓库当前分支）</text:span></text:span></text:p>
      <text:p text:style-name="P2"/>
      <text:p text:style-name="P2"/>
      <text:p text:style-name="P4"><text:span text:style-name="T1">添加后，远程库的名字就是</text:span><text:span text:style-name="Source_20_Text"><text:span text:style-name="T1">origin</text:span></text:span><text:span text:style-name="T1">，这是Git默认的叫法，也可以改成别的，但是</text:span><text:span text:style-name="Source_20_Text"><text:span text:style-name="T1">origin</text:span></text:span><text:span text:style-name="T1">这个名字一看就知道是远程库</text:span></text:p>
      <text:p text:style-name="P4"/>
      <text:p text:style-name="P6">Git鼓励大量使用分支：</text:p>
      <text:p text:style-name="Text_20_body">查看分支：<text:span text:style-name="Source_20_Text">git branch</text:span></text:p>
      <text:p text:style-name="Text_20_body">创建分支：<text:span text:style-name="Source_20_Text">git branch &lt;name&gt;</text:span></text:p>
      <text:p text:style-name="Text_20_body">切换分支：<text:span text:style-name="Source_20_Text">git checkout &lt;name&gt;</text:span></text:p>
      <text:p text:style-name="Text_20_body">创建+切换分支：<text:span text:style-name="Source_20_Text">git checkout -b &lt;name&gt;</text:span></text:p>
      <text:p text:style-name="Text_20_body">合并某分支到当前分支：<text:span text:style-name="Source_20_Text">git merge &lt;name&gt;</text:span></text:p>
      <text:p text:style-name="Text_20_body">删除分支：<text:span text:style-name="Source_20_Text">git branch -d &lt;name&gt;</text:span></text:p>
      <text:p text:style-name="P4"/>
      <text:p text:style-name="P4"/>
      <text:p text:style-name="P4"><text:soft-page-break/></text:p>
      <text:p text:style-name="P4">当手头工作没有完成时，先把工作现场<text:span text:style-name="Source_20_Text">git stash</text:span>一下，然后去修复bug，修复后，再<text:span text:style-name="Source_20_Text">git stash pop</text:span>，回到工作现场</text:p>
      <text:p text:style-name="P4">如果要丢弃一个没有被合并过的分支，可以通过<text:span text:style-name="Source_20_Text">git branch -D &lt;name&gt;</text:span>强行删除。</text:p>
      <text:p text:style-name="P4"/>
      <text:p text:style-name="P6">查看远程库信息，使用<text:span text:style-name="Source_20_Text">git remote -v</text:span>；</text:p>
      <text:list xml:id="list5198586060085348549" text:style-name="L1">
        <text:list-item>
          <text:p text:style-name="P12">本地新建的分支如果不推送到远程，对其他人就是不可见的；</text:p>
        </text:list-item>
        <text:list-item>
          <text:p text:style-name="P12">从本地推送分支，使用<text:span text:style-name="Source_20_Text">git push origin branch-name</text:span>，如果推送失败，先用<text:span text:style-name="Source_20_Text">git pull</text:span>抓取远程的新提交；</text:p>
        </text:list-item>
        <text:list-item>
          <text:p text:style-name="P12">在本地创建和远程分支对应的分支，使用<text:span text:style-name="Source_20_Text">git checkout -b branch-name origin/branch-name</text:span>，本地和远程分支的名称最好一致；</text:p>
        </text:list-item>
        <text:list-item>
          <text:p text:style-name="P12">建立本地分支和远程分支的关联，使用<text:span text:style-name="Source_20_Text">git branch --set-upstream branch-name origin/branch-name</text:span>；</text:p>
        </text:list-item>
        <text:list-item>
          <text:p text:style-name="P12">从远程抓取分支，使用<text:span text:style-name="Source_20_Text">git pull</text:span>，如果有冲突，要先处理冲突。</text:p>
        </text:list-item>
      </text:list>
      <text:p text:style-name="P6">因此，多人协作的工作模式通常是这样：</text:p>
      <text:list xml:id="list8044485830957858305" text:style-name="L2">
        <text:list-item>
          <text:p text:style-name="P13">首先，可以试图用<text:span text:style-name="Source_20_Text">git push origin branch-name</text:span>推送自己的修改；</text:p>
        </text:list-item>
        <text:list-item>
          <text:p text:style-name="P13">如果推送失败，则因为远程分支比你的本地更新，需要先用<text:span text:style-name="Source_20_Text">git pull</text:span>试图合并；</text:p>
        </text:list-item>
        <text:list-item>
          <text:p text:style-name="P13">如果合并有冲突，则解决冲突，并在本地提交；</text:p>
        </text:list-item>
        <text:list-item>
          <text:p text:style-name="P13">没有冲突或者解决掉冲突后，再用<text:span text:style-name="Source_20_Text">git push origin branch-name</text:span>推送就能成功！</text:p>
        </text:list-item>
      </text:list>
      <text:p text:style-name="Text_20_body">如果<text:span text:style-name="Source_20_Text">git pull</text:span>提示“no tracking information”，则说明本地分支和远程分支的链接关系没有创建，用命令<text:span text:style-name="Source_20_Text">git branch --set-upstream branch-name origin/branch-name</text:span>。</text:p>
      <text:p text:style-name="Text_20_body"/>
      <text:p text:style-name="P8">标签管理</text:p>
      <text:p text:style-name="P6">命令<text:span text:style-name="Source_20_Text">git tag &lt;name&gt;</text:span>用于新建一个标签，默认为<text:span text:style-name="Source_20_Text">HEAD</text:span>，也可以指定一个commit id；</text:p>
      <text:list xml:id="list2569275780957144529" text:style-name="L3">
        <text:list-item>
          <text:p text:style-name="P14"><text:span text:style-name="Source_20_Text">git tag -a &lt;tagname&gt; -m "blablabla..."</text:span>可以指定标签信息；</text:p>
        </text:list-item>
        <text:list-item>
          <text:p text:style-name="P14"><text:span text:style-name="Source_20_Text">git tag -s &lt;tagname&gt; -m "blablabla..."</text:span>可以用PGP签名标签；</text:p>
        </text:list-item>
        <text:list-item>
          <text:p text:style-name="P14">命令<text:span text:style-name="Source_20_Text">git tag</text:span>可以查看所有标签。</text:p>
        </text:list-item>
        <text:list-item>
          <text:p text:style-name="P14"/>
        </text:list-item>
      </text:list>
      <text:p text:style-name="P6"><text:bookmark text:name="-"/>命令<text:span text:style-name="Source_20_Text">git push origin &lt;tagname&gt;</text:span>可以推送一个本地标签；</text:p>
      <text:list xml:id="list5296089620930904088" text:style-name="L4">
        <text:list-item>
          <text:p text:style-name="P15">命令<text:span text:style-name="Source_20_Text">git push origin --tags</text:span>可以推送全部未推送过的本地标签；</text:p>
        </text:list-item>
        <text:list-item>
          <text:p text:style-name="P15">命令<text:span text:style-name="Source_20_Text">git tag -d &lt;tagname&gt;</text:span>可以删除一个本地标签；</text:p>
        </text:list-item>
        <text:list-item>
          <text:p text:style-name="P15"><text:soft-page-break/>命令<text:span text:style-name="Source_20_Text">git push origin :refs/tags/&lt;tagname&gt;</text:span>可以删除一个远程标签。</text:p>
        </text:list-item>
      </text:list>
      <text:p text:style-name="P6"/>
      <text:p text:style-name="P6"/>
      <text:p text:style-name="P17">忽略某些文件时，需要编写<text:span text:style-name="Source_20_Text">.gitignore</text:span>；</text:p>
      <text:p text:style-name="P17"><text:span text:style-name="Source_20_Text">gitignore</text:span>文件本身要放到版本库里，并且可以对<text:span text:style-name="Source_20_Text">.gitignore</text:span>做版本管理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roid Sans Fallback" style:font-family-complex="'Droid Sans Fallback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1T17:24:44.890653853</meta:creation-date>
    <dc:date>2015-09-13T23:11:48.154148177</dc:date>
    <meta:editing-duration>PT4H11M</meta:editing-duration>
    <meta:editing-cycles>22</meta:editing-cycles>
    <meta:generator>LibreOffice/4.2.8.2$Linux_X86_64 LibreOffice_project/420m0$Build-2</meta:generator>
    <meta:document-statistic meta:table-count="0" meta:image-count="0" meta:object-count="0" meta:page-count="3" meta:paragraph-count="55" meta:word-count="1060" meta:character-count="2047" meta:non-whitespace-character-count="1915"/>
  </office:meta>
</office:document-meta>
</file>